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08cm" fo:min-width="4.28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8.89cm" draw:transform="skewX (8.56841814132467E-017) rotate (2.64277755336981) translate (11.301cm 21.1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502cm" svg:height="1.187cm" svg:x="11.49cm" svg:y="6.207cm">
          <draw:text-box>
            <text:p/>
          </draw:text-box>
        </draw:frame>
        <draw:frame draw:style-name="gr2" draw:text-style-name="P2" draw:layer="layout" svg:width="5.4cm" svg:height="0.962cm" svg:x="4.248cm" svg:y="7.604cm">
          <draw:text-box>
            <text:p>describe, Python </text:p>
          </draw:text-box>
        </draw:frame>
        <draw:frame draw:style-name="gr2" draw:text-style-name="P2" draw:layer="layout" svg:width="6.386cm" svg:height="0.962cm" svg:x="4.248cm" svg:y="19.304cm">
          <draw:text-box>
            <text:p>describe, JavaScript </text:p>
          </draw:text-box>
        </draw:frame>
        <draw:frame draw:style-name="gr2" draw:text-style-name="P2" draw:layer="layout" svg:width="5.4cm" svg:height="0.962cm" svg:x="4.248cm" svg:y="7.604cm">
          <draw:text-box>
            <text:p>describe, Python </text:p>
          </draw:text-box>
        </draw:frame>
        <draw:frame draw:style-name="gr2" draw:text-style-name="P2" draw:layer="layout" svg:width="3.072cm" svg:height="1.673cm" svg:x="15.748cm" svg:y="12.604cm">
          <draw:text-box>
            <text:p>develop, </text:p>
            <text:p>Python </text:p>
          </draw:text-box>
        </draw:frame>
        <draw:frame draw:style-name="gr2" draw:text-style-name="P2" draw:layer="layout" svg:width="6.386cm" svg:height="0.962cm" svg:x="4.248cm" svg:y="19.304cm">
          <draw:text-box>
            <text:p>describe, JavaScript </text:p>
          </draw:text-box>
        </draw:frame>
        <draw:frame draw:style-name="gr2" draw:text-style-name="P2" draw:layer="layout" svg:width="6.386cm" svg:height="0.962cm" svg:x="4.248cm" svg:y="19.304cm">
          <draw:text-box>
            <text:p>describe, JavaScript </text:p>
          </draw:text-box>
        </draw:frame>
        <draw:frame draw:style-name="gr2" draw:text-style-name="P2" draw:layer="layout" svg:width="3.846cm" svg:height="2.384cm" svg:x="11.148cm" svg:y="8.305cm">
          <draw:text-box>
            <text:p>testing,</text:p>
            <text:p>feedback,</text:p>
            <text:p>clarification </text:p>
          </draw:text-box>
        </draw:frame>
        <draw:frame draw:style-name="gr2" draw:text-style-name="P2" draw:layer="layout" svg:width="3.846cm" svg:height="2.384cm" svg:x="11.148cm" svg:y="16.105cm">
          <draw:text-box>
            <text:p>testing,</text:p>
            <text:p>feedback,</text:p>
            <text:p>clarification </text:p>
          </draw:text-box>
        </draw:frame>
        <draw:frame draw:style-name="gr2" draw:text-style-name="P2" draw:layer="layout" svg:width="4.27cm" svg:height="2.384cm" svg:x="2.948cm" svg:y="12.205cm">
          <draw:text-box>
            <text:p>feature/</text:p>
            <text:p>functionality</text:p>
            <text:p>comparison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07:04:28.191429327</meta:creation-date>
    <dc:date>2020-04-08T07:31:41.404734554</dc:date>
    <meta:editing-duration>PT17M3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